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ork Sans" svg:font-family="'Work Sans', Helvetica, Tahoma, Geneva, Arial, sans-serif"/>
    <style:font-face style:name="apple-system" svg:font-family="apple-system, BlinkMacSystemFont, 'Segoe UI', Roboto, 'Helvetica Neue', Arial, 'Noto Sans', 'Liberation Sans', sans-serif, 'Apple Color Emoji', 'Segoe UI Emoji', 'Segoe UI Symbol', 'Noto Color Emoji'"/>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loext:opacity="100%" style:font-name="apple-system" fo:letter-spacing="normal" fo:font-style="normal" fo:font-weight="normal"/>
    </style:style>
    <style:style style:name="P2" style:family="paragraph" style:parent-style-name="Standard">
      <style:text-properties style:font-name="Arial1" fo:font-size="12pt" style:font-size-asian="12pt" style:font-size-complex="12pt"/>
    </style:style>
    <style:style style:name="P3" style:family="paragraph" style:parent-style-name="Text_20_body">
      <style:paragraph-properties fo:orphans="2" fo:widows="2"/>
      <style:text-properties fo:font-variant="normal" fo:text-transform="none" fo:color="#666666" loext:opacity="100%" style:font-name="Arial1" fo:font-size="12pt" fo:letter-spacing="normal" fo:font-style="normal" fo:font-weight="normal" style:font-size-asian="12pt" style:font-size-complex="12pt"/>
    </style:style>
    <style:style style:name="P4" style:family="paragraph" style:parent-style-name="Text_20_body" style:list-style-name="L1">
      <style:paragraph-properties fo:orphans="2" fo:widows="2"/>
      <style:text-properties fo:font-variant="normal" fo:text-transform="none" fo:color="#666666" loext:opacity="100%" style:font-name="Arial1" fo:font-size="12pt" fo:letter-spacing="normal" fo:font-style="normal" fo:font-weight="normal" style:font-size-asian="12pt" style:font-size-complex="12pt"/>
    </style:style>
    <style:style style:name="P5" style:family="paragraph" style:parent-style-name="Text_20_body">
      <style:paragraph-properties fo:orphans="2" fo:widows="2"/>
      <style:text-properties fo:font-variant="normal" fo:text-transform="none" fo:color="#666666" loext:opacity="100%" style:font-name="Arial1" fo:font-size="12pt" fo:letter-spacing="normal" fo:font-style="normal" fo:font-weight="normal" officeooo:rsid="0018498b" officeooo:paragraph-rsid="00191ea0" style:font-size-asian="12pt" style:font-size-complex="12pt"/>
    </style:style>
    <style:style style:name="P6" style:family="paragraph" style:parent-style-name="Text_20_body">
      <style:paragraph-properties fo:orphans="2" fo:widows="2"/>
      <style:text-properties fo:font-variant="normal" fo:text-transform="none" fo:color="#666666" loext:opacity="100%" style:font-name="Arial1" fo:font-size="12pt" fo:letter-spacing="normal" fo:font-style="normal" fo:font-weight="normal" officeooo:rsid="0018498b" officeooo:paragraph-rsid="001ab5eb" style:font-size-asian="12pt" style:font-size-complex="12pt"/>
    </style:style>
    <style:style style:name="P7" style:family="paragraph" style:parent-style-name="Text_20_body">
      <style:paragraph-properties fo:orphans="2" fo:widows="2"/>
      <style:text-properties fo:font-variant="normal" fo:text-transform="none" fo:color="#666666" loext:opacity="100%" style:font-name="Arial1" fo:font-size="12pt" fo:letter-spacing="normal" fo:font-style="normal" fo:font-weight="normal" officeooo:rsid="0018498b" officeooo:paragraph-rsid="001dac49" style:font-size-asian="12pt" style:font-size-complex="12pt"/>
    </style:style>
    <style:style style:name="P8" style:family="paragraph" style:parent-style-name="Text_20_body">
      <style:paragraph-properties fo:orphans="2" fo:widows="2"/>
      <style:text-properties fo:font-variant="normal" fo:text-transform="none" fo:color="#666666" loext:opacity="100%" style:font-name="Arial1" fo:font-size="12pt" fo:letter-spacing="normal" fo:font-style="normal" fo:font-weight="normal" officeooo:rsid="0018498b" officeooo:paragraph-rsid="001fb55c" style:font-size-asian="12pt" style:font-size-complex="12pt"/>
    </style:style>
    <style:style style:name="P9" style:family="paragraph" style:parent-style-name="Text_20_body">
      <style:paragraph-properties fo:margin-left="0pt" fo:margin-right="0pt" fo:margin-top="0pt" fo:margin-bottom="0pt" style:contextual-spacing="false" fo:orphans="2" fo:widows="2" fo:text-indent="0pt" style:auto-text-indent="false"/>
    </style:style>
    <style:style style:name="P10" style:family="paragraph" style:parent-style-name="Text_20_body" style:list-style-name="L1">
      <style:paragraph-properties fo:margin-top="0pt" fo:margin-bottom="0pt" style:contextual-spacing="false" fo:orphans="2" fo:widows="2"/>
      <style:text-properties fo:font-variant="normal" fo:text-transform="none" fo:color="#666666" loext:opacity="100%" style:font-name="Arial1" fo:font-size="12pt" fo:letter-spacing="normal" fo:font-style="normal" fo:font-weight="normal" style:font-size-asian="12pt" style:font-size-complex="12pt"/>
    </style:style>
    <style:style style:name="T1" style:family="text">
      <style:text-properties fo:font-variant="normal" fo:text-transform="none" fo:color="#666666" loext:opacity="100%" style:font-name="Arial1" fo:font-size="12pt" fo:letter-spacing="normal" fo:font-style="normal" fo:font-weight="normal" style:font-size-asian="12pt" style:font-size-complex="12pt"/>
    </style:style>
    <style:style style:name="T2" style:family="text">
      <style:text-properties fo:font-variant="normal" fo:text-transform="none" fo:color="#666666" loext:opacity="100%" style:font-name="Arial1" fo:font-size="12pt" fo:letter-spacing="normal" fo:font-style="normal" fo:font-weight="bold" style:font-size-asian="12pt" style:font-size-complex="12pt"/>
    </style:style>
    <style:style style:name="T3" style:family="text">
      <style:text-properties officeooo:rsid="00191ea0"/>
    </style:style>
    <style:style style:name="T4" style:family="text">
      <style:text-properties officeooo:rsid="001ab5eb"/>
    </style:style>
    <style:style style:name="T5" style:family="text">
      <style:text-properties officeooo:rsid="001c82c1"/>
    </style:style>
    <style:style style:name="T6" style:family="text">
      <style:text-properties officeooo:rsid="001d093c"/>
    </style:style>
    <style:style style:name="T7" style:family="text">
      <style:text-properties officeooo:rsid="001dac49"/>
    </style:style>
    <style:style style:name="T8" style:family="text">
      <style:text-properties officeooo:rsid="001f20cf"/>
    </style:style>
    <style:style style:name="T9" style:family="text">
      <style:text-properties officeooo:rsid="001fb55c"/>
    </style:style>
    <text:list-style style:name="L1">
      <text:list-level-style-number text:level="1" text:style-name="Numbering_20_Symbols" style:num-suffix="." style:num-format="1">
        <style:list-level-properties text:space-before="35.35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ufgabe 2.10 - Datenprojekte an der eigenen Arbeitsstelle</text:h>
      <text:p text:style-name="Standard"/>
      <text:p text:style-name="P9"><text:span text:style-name="T1">Schreibe einen </text:span><text:span text:style-name="Strong_20_Emphasis"><text:span text:style-name="T2">kurzen</text:span></text:span><text:span text:style-name="T1"> Text über die Verwendung von Daten und quantitativen Methoden an Deinem Arbeitsplatz. Denk dabei über folgende Fragen nach:</text:span></text:p>
      <text:list xml:id="list2213868019" text:style-name="L1">
        <text:list-item>
          <text:p text:style-name="P10">Welche Daten sind an Deiner Arbeitsstelle vorhanden?</text:p>
        </text:list-item>
        <text:list-item>
          <text:p text:style-name="P10">Mit welchen Daten arbeitest Du oder würdest Du gerne arbeiten?</text:p>
        </text:list-item>
        <text:list-item>
          <text:p text:style-name="P10">Werden statistische Verfahren oder Maschinelles Lernen schon an Deiner Arbeitsstelle eingesetzt?</text:p>
        </text:list-item>
        <text:list-item>
          <text:p text:style-name="P4">Welche Fragen oder Phänomene würdest Du gerne untersuchen? Was fändest Du spannend herauszufinden?</text:p>
        </text:list-item>
      </text:list>
      <text:p text:style-name="P3"/>
      <text:p text:style-name="P5">In der Deutschen Nationalbibliothek sind die bibliografischen Metadaten, die wichtigsten Daten, die intellektuell erstellt (bei den abgelieferten Printpublikationen) bzw. von den Abliefernden der digitalen Publikationen zusammen mit dem digitalen Objekt abgeliefert werden. </text:p>
      <text:p text:style-name="P6">Beim Import von den digitalen Publikationen entstehen technische Daten, <text:span text:style-name="T3">die von der IT-Abteilung verwaltet werden. In der Benutzungsabteilung werden die Nutzer- und Ausleihdaten verwaltet. Mithilfe eines </text:span><text:span text:style-name="T8">h</text:span><text:span text:style-name="T3">aus</text:span><text:span text:style-name="T8">internen</text:span><text:span text:style-name="T3"> Managementsystems werden die relevanten Daten zu den Abliefernden </text:span>von d<text:span text:style-name="T3">igitalen Publikationen verwaltet. Ein weiteres System wird für die Verwaltung von Lieferantendaten (i.d.R. V</text:span>e<text:span text:style-name="T3">rlage) </text:span><text:span text:style-name="T4">eingesetzt. </text:span></text:p>
      <text:p text:style-name="P8"><text:span text:style-name="T4">Als Sachbearbeiterin im Referat Automatische Erschließungsverfahren, Netzpublikationen </text:span>arbeite <text:span text:style-name="T4">ich </text:span>hauptsächlich mit <text:span text:style-name="T4">bibliografischen Metadaten. Bei der intellektuellen Erschließung von Zeitschriftentiteln in der Zeitschriftendatenbank erfassen wir auch statistische Daten in dafür vorgesehenen PICA-Feldern im Datensatz </text:span><text:span text:style-name="T9">(</text:span><text:span text:style-name="T4">Anzahl der erschlossenen Zeitschriftentitel und Anzahl der gelieferten Zeitschriftentitel</text:span><text:span text:style-name="T9">)</text:span><text:span text:style-name="T4">.</text:span></text:p>
      <text:p text:style-name="P7">Für die automatische Beschlagwortung von digitalen Publikationen haben wir eine Software benutzt, die statistische Verfahren und maschinelles Lernen kombiniert. </text:p>
      <text:p text:style-name="P7"><text:span text:style-name="T7">Wichtige Fragestellungen im meinem Aufgabengebiet, die ich gerne untersuchen würde: <text:s/></text:span></text:p>
      <text:p text:style-name="P7"><text:span text:style-name="T7">Gibt es neue Verlage im Verzeichnis Lieferbarer Bücher, die digitale Veröffentlichungen (E-Books, E-Journals) vertreiben, </text:span><text:span text:style-name="T9">aber</text:span><text:span text:style-name="T7"> bei der Deutschen Nationalbibliothek noch nicht registriert </text:span><text:span text:style-name="T9">sind</text:span><text:span text:style-name="T7">? </text:span></text:p>
      <text:p text:style-name="P8"><text:span text:style-name="T7">Gibt es digitale Veröffentlichungen auf dem Markt, die im Bestand der Nationalbibliothek </text:span>noch nicht vorhanden sind <text:span text:style-name="T7">? Wenn ja, von welchen Verlagen?</text:span>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ork Sans" svg:font-family="'Work Sans', Helvetica, Tahoma, Geneva, Arial, sans-serif"/>
    <style:font-face style:name="apple-system" svg:font-family="apple-system, BlinkMacSystemFont, 'Segoe UI', Roboto, 'Helvetica Neue', Arial, 'Noto Sans', 'Liberation Sans', sans-serif, 'Apple Color Emoji', 'Segoe UI Emoji', 'Segoe UI Symbol', 'Noto Color Emoji'"/>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7pt" fo:margin-bottom="6.01pt"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2T22:03:00.694000000</meta:creation-date>
    <dc:date>2025-02-02T23:15:54.967000000</dc:date>
    <meta:editing-duration>PT10M58S</meta:editing-duration>
    <meta:editing-cycles>2</meta:editing-cycles>
    <meta:generator>LibreOffice/7.1.1.2$Windows_X86_64 LibreOffice_project/fe0b08f4af1bacafe4c7ecc87ce55bb426164676</meta:generator>
    <meta:document-statistic meta:table-count="0" meta:image-count="0" meta:object-count="0" meta:page-count="1" meta:paragraph-count="13" meta:word-count="273" meta:character-count="2208" meta:non-whitespace-character-count="1945"/>
  </office:meta>
</office:document-meta>
</file>